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Contained(CBTagsSet set);</text:p>
      <text:p text:style-name="Text_20_body"><text:tab/>boolean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exists(String tag);</text:p>
      <text:p text:style-name="Text_20_body"><text:tab/>int get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Date;<text:tab/></text:p>
      <text:p text:style-name="Text_20_body"><text:tab/>mCreatedTime<text:tab/>初始化时间</text:p>
      <text:p text:style-name="Text_20_body"><text:tab/>mSubmit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CBOrder(String recordPath);</text:p>
      <text:p text:style-name="Text_20_body"><text:tab/>boolean addItem(CBMenuItem item);<text:tab/>!若已经存在或与mDisabledTags冲突,则返回false!</text:p>
      <text:p text:style-name="Text_20_body"><text:tab/>boolean isDishChecked( CBMenuItem item);<text:tab/>item是否已经被加入 mMenuItemList</text:p>
      <text:p text:style-name="Text_20_body"><text:tab/>boolean isDishDisabled( CBMenuItem item);<text:tab/>item是否与mDisabledTags冲突</text:p>
      <text:p text:style-name="Text_20_body"><text:tab/>int getSelectedMenuItemIndex( CBMenuItem item);<text:tab/>若不存在,返回-1, 否则按加入顺序返回</text:p>
      <text:p text:style-name="Text_20_body"><text:tab/>boolean removeMenuItem( CBMenuItem item);<text:tab/>若dish不在 mDishList中,则返回false</text:p>
      <text:p text:style-name="Text_20_body"><text:tab/>boolean removeCBMenuItem (int index);<text:tab/>index为加入的顺序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boolean load(String path);</text:p>
      <text:p text:style-name="Text_20_body"><text:tab/>boolean save();</text:p>
      <text:p text:style-name="Text_20_body"><text:soft-page-break/><text:tab/>boolean save(String path);</text:p>
      <text:p text:style-name="Text_20_body"/>
      <text:p text:style-name="Text_20_body"/>
      <text:p text:style-name="Text_20_body">- CBOrderList</text:p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/>
      <text:p text:style-name="Text_20_body"/>
      <text:h text:style-name="Heading_20_2" text:outline-level="2">- 逻辑菜单组 CBMenuGroup</text:h>
      <text:p text:style-name="Text_20_body">* 菜单界面类需要此类提供数据源</text:p>
      <text:p text:style-name="Text_20_body">* 成员</text:p>
      <text:p text:style-name="Text_20_body"><text:tab/>mMenuList;<text:tab/>CBMenuItem[]类型,菜单项列表</text:p>
      <text:p text:style-name="Text_20_body"><text:tab/>mCurrentIndex;<text:tab/>游标，指向当前选中的CBMenuItem项</text:p>
      <text:p text:style-name="Text_20_body"><text:tab/>mSelectedCount;<text:tab/>已经被选中的CBMenuItem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[] getCheckedItems(); 获取已经被选中的项</text:p>
      <text:p text:style-name="Text_20_body"/>
      <text:p text:style-name="Text_20_body"/>
      <text:h text:style-name="Heading_20_1" text:outline-level="1"><text:soft-page-break/>模块设计2</text:h>
      <text:p text:style-name="Text_20_body">* 包含对控制过程的类和接口的定义</text:p>
      <text:p text:style-name="Standard"/>
      <text:p text:style-name="Standard"/>
      <text:h text:style-name="Heading_20_2" text:outline-level="2">- 公共菜单控制 CBIFCommonMenuHandler</text:h>
      <text:p text:style-name="Text_20_body">* 包含菜单控制的方法</text:p>
      <text:p text:style-name="Text_20_body"><text:tab/>int loadMenuItems();<text:tab/>加载CBMenuGroup</text:p>
      <text:p text:style-name="Text_20_body"><text:tab/>void refresh();</text:p>
      <text:p text:style-name="Text_20_body"/>
      <text:p text:style-name="Text_20_body"/>
      <text:h text:style-name="Heading_20_2" text:outline-level="2">- 独立菜单控制 CBIFSingleMenuHandler</text:h>
      <text:p text:style-name="Text_20_body">* 包含每页仅一项的菜单需要的方法</text:p>
      <text:p text:style-name="Text_20_body"><text:tab/>boolean showNextItem();<text:tab/>在最后一项执行时返回false</text:p>
      <text:p text:style-name="Text_20_body"><text:tab/>boolean showPrevItem();<text:tab/>在第零项执行时返回false</text:p>
      <text:p text:style-name="Text_20_body"><text:tab/>void currentItemTouched();</text:p>
      <text:p text:style-name="Text_20_body"/>
      <text:p text:style-name="Text_20_body"/>
      <text:h text:style-name="Heading_20_2" text:outline-level="2">- 组群菜单控制 CBIGroupMenuHandler</text:h>
      <text:p text:style-name="Text_20_body">* 包含对类似GridView菜单的控制</text:p>
      <text:p text:style-name="Text_20_body"><text:tab/>boolean moveCurrentUp();</text:p>
      <text:p text:style-name="Text_20_body"><text:tab/>boolean moveCurrentDown();</text:p>
      <text:p text:style-name="Text_20_body"><text:tab/>boolean moveCurrentLeft();</text:p>
      <text:p text:style-name="Text_20_body"><text:tab/>boolean moveCurrentRight();</text:p>
      <text:p text:style-name="Text_20_body"><text:tab/>boolean slideUp();</text:p>
      <text:p text:style-name="Text_20_body"><text:tab/>boolean slideDown();</text:p>
      <text:p text:style-name="Text_20_body"><text:tab/>boolean slideLeft();</text:p>
      <text:p text:style-name="Text_20_body"><text:tab/>boolean slideRight();</text:p>
      <text:p text:style-name="Text_20_body"><text:tab/>void onItemClicked(int index);</text:p>
      <text:p text:style-name="Text_20_body"><text:tab/>void onItemLongPressed(int index);</text:p>
      <text:p text:style-name="Text_20_body"/>
      <text:p text:style-name="Text_20_body"/>
      <text:h text:style-name="Heading_20_2" text:outline-level="2"><text:soft-page-break/>- 订单控制 CBIFOrderHandler</text:h>
      <text:p text:style-name="Text_20_body">* 订单控制</text:p>
      <text:p text:style-name="Text_20_body"><text:tab/>boolean loadRecord(String recordPath);</text:p>
      <text:p text:style-name="Text_20_body"><text:tab/>boolean saveRecord();</text:p>
      <text:p text:style-name="Standard"><text:tab/>boolean addItemToRecord(CBMenuItem item);</text:p>
      <text:p text:style-name="Text_20_body"><text:tab/>boolean removeFromRecord( CBMenuItem item);</text:p>
      <text:p text:style-name="Text_20_body"><text:tab/>boolean removeFromRecord( int index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6T20:46:09</dc:date>
    <meta:editing-duration>PT9H17M44S</meta:editing-duration>
    <meta:editing-cycles>228</meta:editing-cycles>
    <meta:generator>LibreOffice/3.5$Linux_x86 LibreOffice_project/350m1$Build-13</meta:generator>
    <meta:document-statistic meta:table-count="0" meta:image-count="0" meta:object-count="0" meta:page-count="6" meta:paragraph-count="136" meta:word-count="579" meta:character-count="3479" meta:non-whitespace-character-count="3351"/>
  </office:meta>
</office:document-meta>
</file>